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a17a" officeooo:paragraph-rsid="000fa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Ideas</text:p>
      <text:p text:style-name="Text_20_body"/>
      <text:p text:style-name="P1">House address plaques</text:p>
      <text:p text:style-name="P1">Nametags for luggage</text:p>
      <text:p text:style-name="P1">ID tag for class. (I made some but they are too small – just to learn the machine)</text:p>
      <text:p text:style-name="P1">Parts for reed organ?</text:p>
      <text:p text:style-name="P1">Bike stuff?</text:p>
      <text:p text:style-name="P1">Swimming: a lap counter that is waterproof and convenient and not too expensive. And, preferably, not electronic!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7:24:07.415000000</meta:creation-date>
    <dc:date>2019-09-26T17:26:00.268000000</dc:date>
    <meta:editing-duration>PT1M53S</meta:editing-duration>
    <meta:editing-cycles>1</meta:editing-cycles>
    <meta:document-statistic meta:table-count="0" meta:image-count="0" meta:object-count="0" meta:page-count="1" meta:paragraph-count="7" meta:word-count="48" meta:character-count="281" meta:non-whitespace-character-count="239"/>
    <meta:generator>LibreOffice/6.3.1.2$Windows_X86_64 LibreOffice_project/b79626edf0065ac373bd1df5c28bd630b4424273</meta:generator>
  </office:meta>
</office:document-meta>
</file>